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9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3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2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5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 style:data-style-name="N164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9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4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41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9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9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9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Seddah Restaurant</text:p>
          </table:table-cell>
          <table:table-cell table:style-name="ce25" office:value-type="string">
            <text:p>Yemeni/Saudi cuisine. Thanks to Hisham Barazi and Othman Bahlouli on Facebook for recommending the Lamb Madfoon dish.</text:p>
          </table:table-cell>
          <table:table-cell table:style-name="ce26" office:value-type="float" office:value="21.609344">
            <text:p>21.6093440</text:p>
          </table:table-cell>
          <table:table-cell table:style-name="ce26" office:value-type="float" office:value="39.133549">
            <text:p>39.133549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33" office:value-type="float" office:value="21.535366">
            <text:p>21.5353660</text:p>
          </table:table-cell>
          <table:table-cell table:style-name="ce33" office:value-type="float" office:value="39.165337">
            <text:p>39.165337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4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5"/>
          <table:table-cell table:style-name="ce35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7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3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7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1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 Balad: Fruit and Veggie section</text:p>
          </table:table-cell>
          <table:table-cell table:style-name="ce25" office:value-type="string">
            <text:p>Lots of fruit and vegetables, a few butcher shops as well</text:p>
          </table:table-cell>
          <table:table-cell table:style-name="ce26" office:value-type="float" office:value="21.48605">
            <text:p>21.4860500</text:p>
          </table:table-cell>
          <table:table-cell table:style-name="ce26" office:value-type="float" office:value="39.1903444">
            <text:p>39.1903444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ayat Market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ouq Ghorab</text:p>
          </table:table-cell>
          <table:table-cell table:style-name="ce25" office:value-type="string">
            <text:p>A place to buy lamps. Thanks to Aqeel A. Bafadel via Facebook.</text:p>
          </table:table-cell>
          <table:table-cell table:style-name="ce37" office:value-type="float" office:value="21.550807">
            <text:p>21.5508070</text:p>
          </table:table-cell>
          <table:table-cell table:style-name="ce37" office:value-type="float" office:value="39.176122">
            <text:p>39.1761220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market</text:p>
          </table:table-cell>
          <table:table-cell table:style-name="ce25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10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10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  <table:table-cell/>
          <table:table-cell table:style-name="ce38"/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102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03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7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1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Khaleej Salman Beach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7" table:formula="oooc:=VLOOKUP([.F12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2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2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2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2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30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31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32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33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34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5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6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89628">
            <text:p>21.5896280</text:p>
          </table:table-cell>
          <table:table-cell table:style-name="ce26" office:value-type="float" office:value="39.174934">
            <text:p>39.1749340</text:p>
          </table:table-cell>
          <table:table-cell table:style-name="ce27" table:formula="oooc:=VLOOKUP([.F13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8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9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40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41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42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43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44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5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6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7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8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9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50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51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52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53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54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33" office:value-type="float" office:value="39.185673">
            <text:p>39.1856730</text:p>
          </table:table-cell>
          <table:table-cell table:style-name="ce27" table:formula="oooc:=VLOOKUP([.F15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6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6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7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7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7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73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9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74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9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75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9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6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7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8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28" office:value-type="float" office:value="26.55833888888889">
            <text:p>26.5583389</text:p>
          </table:table-cell>
          <table:table-cell table:style-name="ce28" office:value-type="float" office:value="47.17212222222222">
            <text:p>47.1721222</text:p>
          </table:table-cell>
          <table:table-cell table:style-name="ce27" table:formula="oooc:=VLOOKUP([.F17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28" office:value-type="float" office:value="23.3108">
            <text:p>23.3108000</text:p>
          </table:table-cell>
          <table:table-cell table:style-name="ce28" office:value-type="float" office:value="39.84889166666667">
            <text:p>39.8488917</text:p>
          </table:table-cell>
          <table:table-cell table:style-name="ce27" table:formula="oooc:=VLOOKUP([.F18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uhairat City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39" office:value-type="float" office:value="21.8297414">
            <text:p>21.8297414</text:p>
          </table:table-cell>
          <table:table-cell table:style-name="ce39" office:value-type="float" office:value="39.0221715">
            <text:p>39.0221715</text:p>
          </table:table-cell>
          <table:table-cell table:style-name="ce27" table:formula="oooc:=VLOOKUP([.F18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stern Forest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39" office:value-type="float" office:value="21.640036">
            <text:p>21.6400360</text:p>
          </table:table-cell>
          <table:table-cell table:style-name="ce39" office:value-type="float" office:value="39.362811">
            <text:p>39.3628110</text:p>
          </table:table-cell>
          <table:table-cell table:style-name="ce27" table:formula="oooc:=VLOOKUP([.F18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39" office:value-type="float" office:value="22.0728">
            <text:p>22.0728000</text:p>
          </table:table-cell>
          <table:table-cell table:style-name="ce39" office:value-type="float" office:value="39.4942">
            <text:p>39.4942000</text:p>
          </table:table-cell>
          <table:table-cell table:style-name="ce27" table:formula="oooc:=VLOOKUP([.F18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28" office:value-type="float" office:value="26.68966111111111">
            <text:p>26.6896611</text:p>
          </table:table-cell>
          <table:table-cell table:style-name="ce28" office:value-type="float" office:value="37.97993888888889">
            <text:p>37.9799389</text:p>
          </table:table-cell>
          <table:table-cell table:style-name="ce27" table:formula="oooc:=VLOOKUP([.F18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nd of World</text:p>
          </table:table-cell>
          <table:table-cell table:style-name="ce25" office:value-type="string">
            <text:p>A beautiful site, http://www.blueabaya.com/2012/08/guide-to-edge-of-world.html</text:p>
          </table:table-cell>
          <table:table-cell table:style-name="ce28" office:value-type="float" office:value="24.944833333333335">
            <text:p>24.9448333</text:p>
          </table:table-cell>
          <table:table-cell table:style-name="ce28" office:value-type="float" office:value="45.99225">
            <text:p>45.9922500</text:p>
          </table:table-cell>
          <table:table-cell table:style-name="ce27" table:formula="oooc:=VLOOKUP([.F18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ot springs</text:p>
          </table:table-cell>
          <table:table-cell table:style-name="ce25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8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oon valley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7" table:formula="oooc:=VLOOKUP([.F18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8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Rabigh Peninsula</text:p>
          </table:table-cell>
          <table:table-cell table:style-name="ce25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9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alt lake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7" table:formula="oooc:=VLOOKUP([.F19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outh Corniche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7" table:formula="oooc:=VLOOKUP([.F19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93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94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95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Usfan Fort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7" table:formula="oooc:=VLOOKUP([.F196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97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98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99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200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201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202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Fabric Souq</text:p>
          </table:table-cell>
          <table:table-cell table:style-name="ce25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203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204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205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206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207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40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208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209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210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211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King Saud Mosque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7" table:formula="oooc:=VLOOKUP([.F212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213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28" office:value-type="float" office:value="25.48488888888889">
            <text:p>25.4848889</text:p>
          </table:table-cell>
          <table:table-cell table:style-name="ce28" office:value-type="float" office:value="39.36279722222223">
            <text:p>39.3627972</text:p>
          </table:table-cell>
          <table:table-cell table:style-name="ce27" table:formula="oooc:=VLOOKUP([.F214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15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1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17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18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19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2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Bait al Naseef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7" table:formula="oooc:=VLOOKUP([.F22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2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2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2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2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2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27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Al Tayebat International City </text:p>
          </table:table-cell>
          <table:table-cell table:style-name="ce41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5" office:value-type="float" office:value="21.580914">
            <text:p>21.5809140</text:p>
          </table:table-cell>
          <table:table-cell table:style-name="ce35" office:value-type="float" office:value="39.176223">
            <text:p>39.1762230</text:p>
          </table:table-cell>
          <table:table-cell table:style-name="ce27" table:formula="oooc:=VLOOKUP([.F228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  <table:table-cell table:style-name="ce25"/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29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28" office:value-type="float" office:value="19.93061388888889">
            <text:p>19.9306139</text:p>
          </table:table-cell>
          <table:table-cell table:style-name="ce28" office:value-type="float" office:value="41.44248888888889">
            <text:p>41.4424889</text:p>
          </table:table-cell>
          <table:table-cell table:style-name="ce27" table:formula="oooc:=VLOOKUP([.F230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31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5"/>
          <table:table-cell table:style-name="ce35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32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9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33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34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28" office:value-type="float" office:value="21.698866666666667">
            <text:p>21.6988667</text:p>
          </table:table-cell>
          <table:table-cell table:style-name="ce28" office:value-type="float" office:value="39.34705277777778">
            <text:p>39.3470528</text:p>
          </table:table-cell>
          <table:table-cell table:style-name="ce27" table:formula="oooc:=VLOOKUP([.F235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Al Harrah</text:p>
          </table:table-cell>
          <table:table-cell table:style-name="ce25" office:value-type="string">
            <text:p>Volcanic field, http://www.volcano.si.edu/volcano.cfm?vn=231001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7" table:formula="oooc:=VLOOKUP([.F23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3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Ithnayn</text:p>
          </table:table-cell>
          <table:table-cell table:style-name="ce25" office:value-type="string">
            <text:p>Volcanic field, http://www.volcano.si.edu/volcano.cfm?vn=231050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7" table:formula="oooc:=VLOOKUP([.F23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l Birk</text:p>
          </table:table-cell>
          <table:table-cell table:style-name="ce25" office:value-type="string">
            <text:p>Volcanic field, http://www.volcano.si.edu/volcano.cfm?vn=231072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7" table:formula="oooc:=VLOOKUP([.F23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Khaybar</text:p>
          </table:table-cell>
          <table:table-cell table:style-name="ce25" office:value-type="string">
            <text:p>Volcanic field, http://www.volcano.si.edu/volcano.cfm?vn=231060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7" table:formula="oooc:=VLOOKUP([.F24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Lunaiyir</text:p>
          </table:table-cell>
          <table:table-cell table:style-name="ce25" office:value-type="string">
            <text:p>Volcanic field, http://www.volcano.si.edu/volcano.cfm?vn=231040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7" table:formula="oooc:=VLOOKUP([.F24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r Rahah</text:p>
          </table:table-cell>
          <table:table-cell table:style-name="ce25" office:value-type="string">
            <text:p>Volcanic field, http://www.volcano.si.edu/volcano.cfm?vn=231010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7" table:formula="oooc:=VLOOKUP([.F24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Rahat</text:p>
          </table:table-cell>
          <table:table-cell table:style-name="ce25" office:value-type="string">
            <text:p>Volcanic field, http://www.volcano.si.edu/volcano.cfm?vn=231070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7" table:formula="oooc:=VLOOKUP([.F24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Uwayrid</text:p>
          </table:table-cell>
          <table:table-cell table:style-name="ce25" office:value-type="string">
            <text:p>Volcanic field, http://www.volcano.si.edu/volcano.cfm?vn=231020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7" table:formula="oooc:=VLOOKUP([.F24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Jabal Yar</text:p>
          </table:table-cell>
          <table:table-cell table:style-name="ce25" office:value-type="string">
            <text:p>Volcanic field, http://www.volcano.si.edu/volcano.cfm?vn=231080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7" table:formula="oooc:=VLOOKUP([.F24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4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4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48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49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50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28" office:value-type="float" office:value="21.491355555555558">
            <text:p>21.4913556</text:p>
          </table:table-cell>
          <table:table-cell table:style-name="ce28" office:value-type="float" office:value="39.190275">
            <text:p>39.1902750</text:p>
          </table:table-cell>
          <table:table-cell table:style-name="ce27" table:formula="oooc:=VLOOKUP([.F251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52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53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irst Saudi Airlines Aircraft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1.589142">
            <text:p>21.5891420</text:p>
          </table:table-cell>
          <table:table-cell table:style-name="ce26" office:value-type="float" office:value="39.18363">
            <text:p>39.1836300</text:p>
          </table:table-cell>
          <table:table-cell table:style-name="ce27" table:formula="oooc:=VLOOKUP([.F254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55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56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57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58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59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60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61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62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style-name="ce25" office:value-type="string">
            <text:p>At Shuaiba Shipwrecks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7" table:formula="oooc:=VLOOKUP([.F263];[Styles.A$1:.C$400];2)" office:value-type="string">
            <text:p>Shipwreck</text:p>
          </table:table-cell>
          <table:table-cell table:style-name="ce25" office:value-type="float" office:value="733">
            <text:p>733</text:p>
          </table:table-cell>
          <table:table-cell table:style-name="ce25"/>
        </table:table-row>
        <table:table-row table:style-name="ro2">
          <table:table-cell table:style-name="ce25" office:value-type="string">
            <text:p>Khuzam palace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7" table:formula="oooc:=VLOOKUP([.F264];[Styles.A$1:.C$400];2)" office:value-type="string">
            <text:p>Palace</text:p>
          </table:table-cell>
          <table:table-cell table:style-name="ce25" office:value-type="float" office:value="734">
            <text:p>734</text:p>
          </table:table-cell>
        </table:table-row>
        <table:table-row table:style-name="ro2">
          <table:table-cell table:style-name="ce25" office:value-type="string">
            <text:p>Saibah Lagoons, nor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81228546">
            <text:p>20.8122855</text:p>
          </table:table-cell>
          <table:table-cell table:style-name="ce26" office:value-type="float" office:value="39.44263458">
            <text:p>39.4426346</text:p>
          </table:table-cell>
          <table:table-cell table:style-name="ce27" table:formula="oooc:=VLOOKUP([.F265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Saibah Lagoons, sou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76574477">
            <text:p>20.7657448</text:p>
          </table:table-cell>
          <table:table-cell table:style-name="ce26" office:value-type="float" office:value="39.47834014">
            <text:p>39.4783401</text:p>
          </table:table-cell>
          <table:table-cell table:style-name="ce27" table:formula="oooc:=VLOOKUP([.F266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Free parking nearby JED south terminal</text:p>
          </table:table-cell>
          <table:table-cell table:style-name="ce25" office:value-type="string">
            <text:p>Thousand thanks to Abu Sajjad on Facebook</text:p>
          </table:table-cell>
          <table:table-cell table:style-name="ce26" office:value-type="float" office:value="21.67035">
            <text:p>21.6703500</text:p>
          </table:table-cell>
          <table:table-cell table:style-name="ce26" office:value-type="float" office:value="39.154538">
            <text:p>39.1545380</text:p>
          </table:table-cell>
          <table:table-cell table:style-name="ce27" table:formula="oooc:=VLOOKUP([.F267];[Styles.A$1:.C$400];2)" office:value-type="string">
            <text:p>Parking</text:p>
          </table:table-cell>
          <table:table-cell table:style-name="ce25" office:value-type="float" office:value="736">
            <text:p>736</text:p>
          </table:table-cell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  <table:table-row table:style-name="ro2">
          <table:table-cell table:number-columns-repeated="2"/>
          <table:table-cell table:number-columns-repeated="2" table:style-name="ce28"/>
          <table:table-cell table:style-name="ce42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Shipwreck</text:p>
          </table:table-cell>
          <table:table-cell table:style-name="ce25" office:value-type="string">
            <text:p>shipwreck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Palace</text:p>
          </table:table-cell>
          <table:table-cell table:style-name="ce25" office:value-type="string">
            <text:p>palace-2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Kite surfing</text:p>
          </table:table-cell>
          <table:table-cell table:style-name="ce25" office:value-type="string">
            <text:p>kitesurfing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Parking</text:p>
          </table:table-cell>
          <table:table-cell table:style-name="ce25" office:value-type="string">
            <text:p>parking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28" table:formula="oooc:=[.A5]+[.B5]/60+[.C5]/3600" office:value-type="string">
            <text:p>26.6834500</text:p>
          </table:table-cell>
          <table:table-cell table:style-name="ce28" table:formula="oooc:=[.A9]+[.B9]/60+[.C9]/3600" office:value-type="string">
            <text:p>37.9079833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6">
            <text:p>26</text:p>
          </table:table-cell>
          <table:table-cell table:style-name="ce25" office:value-type="float" office:value="41.007">
            <text:p>41.007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7">
            <text:p>37</text:p>
          </table:table-cell>
          <table:table-cell table:style-name="ce25" office:value-type="float" office:value="54.479">
            <text:p>54.479</text:p>
          </table:table-cell>
          <table:table-cell table:style-name="ce25" office:value-type="float" office:value="0">
            <text:p>0</text:p>
          </table:table-cell>
        </table:table-row>
        <table:table-row table:number-rows-repeated="1" table:style-name="ro4"/>
        <table:table-row table:style-name="ro2">
          <table:table-cell table:style-name="ce30"/>
        </table:table-row>
        <table:table-row table:style-name="ro2">
          <table:table-cell table:style-name="ce31"/>
        </table:table-row>
        <table:table-row table:number-rows-repeated="2" table:style-name="ro4"/>
        <table:table-row table:style-name="ro2">
          <table:table-cell table:number-columns-repeated="2"/>
          <table:table-cell table:style-name="ce32" office:value-type="string">
            <text:p>26’‘41.007 N, 37”54.479 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